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D0000019D0170B83146E4F771.png" manifest:media-type="image/png"/>
  <manifest:file-entry manifest:full-path="Pictures/10002B550000364300002AAF2A7B630CBE1BC51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3cm" svg:stroke-color="#58595b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95b" fo:font-size="11pt" style:font-size-asian="11pt" style:font-size-complex="11pt"/>
    </style:style>
    <style:style style:name="P4" style:family="paragraph">
      <loext:graphic-properties draw:fill="none" draw:fill-color="#ffffff"/>
      <style:text-properties fo:color="#58595b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9cm" svg:height="10.926cm" svg:x="3.87cm" svg:y="8.494cm">
          <draw:image xlink:href="Pictures/10002B550000364300002AAF2A7B630CBE1BC51E.svg" xlink:type="simple" xlink:show="embed" xlink:actuate="onLoad">
            <text:p/>
          </draw:image>
          <draw:image xlink:href="Pictures/100002010000020D0000019D0170B83146E4F771.png" xlink:type="simple" xlink:show="embed" xlink:actuate="onLoad"/>
        </draw:frame>
        <draw:connector draw:style-name="gr2" draw:text-style-name="P2" draw:layer="layout" draw:type="line" svg:x1="6.217cm" svg:y1="13.999cm" svg:x2="6.939cm" svg:y2="13.024cm" svg:d="M6217 13999l722-975" svg:viewBox="0 0 723 976">
          <text:p/>
        </draw:connector>
        <draw:frame draw:style-name="gr3" draw:text-style-name="P4" draw:layer="layout" svg:width="1.819cm" svg:height="0.683cm" svg:x="5.272cm" svg:y="14.008cm">
          <draw:text-box>
            <text:p text:style-name="P3">self-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06:58:18.909749754</meta:creation-date>
    <dc:date>2019-02-12T07:01:41.199878798</dc:date>
    <meta:editing-duration>PT38S</meta:editing-duration>
    <meta:editing-cycles>1</meta:editing-cycles>
    <meta:document-statistic meta:object-count="3"/>
    <meta:generator>LibreOffice/6.0.7.3$Linux_X86_64 LibreOffice_project/00m0$Build-3</meta:generator>
  </office:meta>
</office:document-meta>
</file>